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ospace" svg:font-family="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addd" officeooo:paragraph-rsid="000faddd"/>
    </style:style>
    <style:style style:name="T1" style:family="text">
      <style:text-properties officeooo:rsid="001152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Recently, I wanted to download Unity and try it out. However, every time I went to the webpage it would not work. I tried Googling it, tried copy and pasting the link, tried restarting my computer but no matter what I tried it would always time out. I was so frustrated. Then a little lightbulb went on in my head, I could try it in another browser. That did the trick. I downloaded Unity with no problems while using Firefox.</text:span></text:p>
      <text:p text:style-name="P1"><text:tab/>If a webpage I was developing shows up very differently in two browsers, I would do a few things. Honestly, first I would Google and see if anyone else has had this problem. Once I’ve done a quick Google, I would head over to Stack Overflow to get their opinion on it. Secondly, I would go through my code to see if it’s specif enough. The writers at SiteGround provided this example: “The code of an ordinary submit button looks like this: &lt;input type="submit" /&gt; <text:s/>. You can replace it with the following code to specify the submit button image: <text:s/>&lt;button name="submit" type="submit" value="Submit"&gt;&lt;img alt="" src="submitimg.gif" /&gt;Submit&lt;/button&gt; .” Thirdly, if those don’t work out, I may have to use separate spreadsheets for the different browsers. <text:span text:style-name="T1">Then</text:span> Chrome will render chrome’s stylesheet, firefox will go for its stylesheet and so on. <text:span text:style-name="T1">This can be added in the conditional way. Lastly, something to consider is the use of cross browser friendly javascript libraries like jQuery, AngularJS, ReactJS,, MooTools and some of CSS frameworks like Bootstrap, Foundation, 960 grid, etc. That way, we won’t come across the problem.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ospace" svg:font-family="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8:22:04.192000000</meta:creation-date>
    <meta:generator>LibreOffice/7.0.5.2$Windows_X86_64 LibreOffice_project/64390860c6cd0aca4beafafcfd84613dd9dfb63a</meta:generator>
    <dc:date>2021-12-12T18:43:33.853000000</dc:date>
    <meta:editing-duration>PT10M58S</meta:editing-duration>
    <meta:editing-cycles>1</meta:editing-cycles>
    <meta:document-statistic meta:table-count="0" meta:image-count="0" meta:object-count="0" meta:page-count="1" meta:paragraph-count="2" meta:word-count="265" meta:character-count="1560" meta:non-whitespace-character-count="1292"/>
  </office:meta>
</office:document-meta>
</file>